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PEAS name</text:p>
          </table:table-cell>
          <table:table-cell office:value-type="string" calcext:value-type="string">
            <text:p>com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_equilibrium_110523_01_-17e2acb6a_FATES-8a054a12_0049</text:p>
          </table:table-cell>
          <table:table-cell office:value-type="string" calcext:value-type="string">
            <text:p>Runnign this. This was the first regional sim. Not even really the best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_equilibrium_110323_02_-17e2acb6a_FATES-8a054a12_0023</text:p>
          </table:table-cell>
          <table:table-cell office:value-type="string" calcext:value-type="string">
            <text:p>Running this. Good oak, conifer (cedar), and shrub mix at CZ2 PE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dn’t pass all respon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2_equilibrium_110523_03_-17e2acb6a_FATES-8a054a12_0058</text:p>
          </table:table-cell>
          <table:table-cell office:value-type="string" calcext:value-type="string">
            <text:p>Cedar and oak dominance at CZ2 PEAS, good shrub cover, fire regime is 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2_equilibrium_110323_02_-17e2acb6a_FATES-8a054a12_0001</text:p>
          </table:table-cell>
          <table:table-cell office:value-type="string" calcext:value-type="string">
            <text:p>Running this. Had good PEAS CZ2 mix of conifer, oak, and shrub % CANOPY cov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Z2_equilibrium_110523_01_-17e2acb6a_FATES-8a054a12_0012</text:p>
          </table:table-cell>
          <table:table-cell table:style-name="ce2" office:value-type="string" calcext:value-type="string">
            <text:p>Case is set up, but haven’t run. Has good amount of fir at CZ2</text:p>
          </table:table-cell>
          <table:table-cell table:style-name="ce2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3:55:53.456240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5:41:32.160897038</meta:creation-date>
    <meta:generator>LibreOffice/6.4.7.2$Linux_X86_64 LibreOffice_project/40$Build-2</meta:generator>
    <dc:date>2023-11-17T16:31:01.019723734</dc:date>
    <meta:editing-duration>PT25M53S</meta:editing-duration>
    <meta:editing-cycles>4</meta:editing-cycles>
    <meta:document-statistic meta:table-count="1" meta:cell-count="13" meta:object-count="0"/>
  </office:meta>
</office:document-meta>
</file>